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4pt"/>
    </style:style>
    <style:style style:name="P4" style:family="paragraph" style:parent-style-name="Text_20_body">
      <style:text-properties style:font-name="Times" fo:font-size="16pt"/>
    </style:style>
    <style:style style:name="P5" style:family="paragraph" style:parent-style-name="Text_20_body">
      <style:text-properties style:font-name="Times" fo:font-size="12pt" fo:font-weight="bold"/>
    </style:style>
    <style:style style:name="P6" style:family="paragraph" style:parent-style-name="Text_20_body">
      <style:paragraph-properties fo:text-align="justify" style:justify-single-word="false"/>
      <style:text-properties style:font-name="Times" fo:font-size="12pt" fo:font-weight="bold"/>
    </style:style>
    <style:style style:name="P7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" fo:font-size="12pt"/>
    </style:style>
    <style:style style:name="P9" style:family="paragraph" style:parent-style-name="Text_20_body">
      <style:paragraph-properties fo:text-align="justify" style:justify-single-word="false"/>
      <style:text-properties style:font-name="Times" fo:font-size="12pt" fo:font-weight="normal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Times" fo:font-size="12pt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normal"/>
    </style:style>
    <style:style style:name="P15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style-complex="italic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Heading_20_2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" fo:font-size="12pt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Times" fo:font-size="20pt"/>
    </style:style>
    <style:style style:name="T2" style:family="text">
      <style:text-properties style:font-name="Times" fo:font-size="18pt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normal" style:font-weight-complex="normal"/>
    </style:style>
    <style:style style:name="T5" style:family="text">
      <style:text-properties style:font-name="Times" fo:font-size="12pt" fo:font-weight="bold" style:font-weight-asian="bold" style:font-weight-complex="bold"/>
    </style:style>
    <style:style style:name="T6" style:family="text">
      <style:text-properties style:font-name="Times" fo:font-size="12pt" style:font-weight-asian="normal" style:font-weight-complex="normal"/>
    </style:style>
    <style:style style:name="T7" style:family="text">
      <style:text-properties style:font-name="TimesNewRoman" fo:font-size="20pt"/>
    </style:style>
    <style:style style:name="T8" style:family="text">
      <style:text-properties style:font-name="TimesNewRoman" fo:font-size="18pt"/>
    </style:style>
    <style:style style:name="T9" style:family="text">
      <style:text-properties style:font-name="TimesNewRoman" fo:font-size="12pt"/>
    </style:style>
    <style:style style:name="T10" style:family="text">
      <style:text-properties style:font-name="TimesNewRoman" fo:font-size="12pt" style:font-weight-asian="normal" style:font-weight-complex="normal"/>
    </style:style>
    <style:style style:name="T11" style:family="text">
      <style:text-properties style:font-name="TimesNewRoman,Bold"/>
    </style:style>
    <style:style style:name="T12" style:family="text">
      <style:text-properties style:font-name="TimesNewRoman,Bold" fo:font-size="12pt"/>
    </style:style>
    <style:style style:name="T13" style:family="text">
      <style:text-properties style:font-name="TimesNewRoman,Bold" fo:font-size="12pt" fo:font-weight="bold" style:font-weight-asian="normal" style:font-weight-complex="normal"/>
    </style:style>
    <style:style style:name="T14" style:family="text">
      <style:text-properties style:font-name="TimesNewRoman,Bold" fo:font-size="12pt" fo:font-weight="bold" style:font-weight-asian="bold" style:font-weight-complex="bold"/>
    </style:style>
    <style:style style:name="T15" style:family="text">
      <style:text-properties style:font-name="Segoe UI" fo:font-size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olitechnika Koszali</text:span><text:span text:style-name="T7">ń</text:span><text:span text:style-name="T1">ska </text:span></text:p>
      <text:p text:style-name="P2">Wydział Elektroniki i Informatyki </text:p>
      <text:p text:style-name="P2"/>
      <text:p text:style-name="P2"/>
      <text:p text:style-name="P2">Sprawozdanie do projektu z przedmiotu: </text:p>
      <text:p text:style-name="P2"/>
      <text:p text:style-name="P2"/>
      <text:p text:style-name="P11">„<text:span text:style-name="T2">Zastosowania Sztucznej Inteligencji” </text:span></text:p>
      <text:p text:style-name="P3">Semestr V, Studia Dzienne</text:p>
      <text:p text:style-name="P3">Kierunek: Informatyka </text:p>
      <text:p text:style-name="P3">Rok akademicki 2016/2017 </text:p>
      <text:p text:style-name="P2"/>
      <text:p text:style-name="P2"/>
      <text:p text:style-name="P11"><text:span text:style-name="T2">Temat projektu: </text:span><text:span text:style-name="T2">Aplikacja symulująca system ogrzewania wody</text:span><text:span text:style-name="T2"> przy u</text:span><text:span text:style-name="T8">ż</text:span><text:span text:style-name="T2">yciu </text:span><text:span text:style-name="T2">logiki rozmytej</text:span><text:span text:style-name="T2"> </text:span></text:p>
      <text:p text:style-name="P4"/>
      <text:p text:style-name="P4"/>
      <text:p text:style-name="P4"/>
      <text:p text:style-name="P4">Projekt wykonali:<text:line-break/>Adrian Kubała (nr indeksu U-10444)</text:p>
      <text:p text:style-name="P4">Marek Kowalonek (nr indeksu U-10495)</text:p>
      <text:p text:style-name="P4">Wojciech Lejk (nr indeksu U-10450)</text:p>
      <text:p text:style-name="P4">Data: 09.01.2017 r.</text:p>
      <text:p text:style-name="P4"/>
      <text:p text:style-name="P4"><text:soft-page-break/></text:p>
      <text:p text:style-name="P5">1. Wprowadzenie </text:p>
      <text:p text:style-name="P15"><text:span text:style-name="T3"><text:tab/>We wprowadzeniu powinny si</text:span><text:span text:style-name="T9">ę </text:span><text:span text:style-name="T3">znale</text:span><text:span text:style-name="T9">źć </text:span><text:span text:style-name="T3">ogólne informacje na temat projektu. Główne jego cele, przyj</text:span><text:span text:style-name="T9">ę</text:span><text:span text:style-name="T3">te zało</text:span><text:span text:style-name="T9">ż</text:span><text:span text:style-name="T3">enia i ograniczenia. Wprowadzenie powinno ukaza</text:span><text:span text:style-name="T9">ć </text:span><text:span text:style-name="T3">czytelnikowi typ problemu (jaki b</text:span><text:span text:style-name="T9">ę</text:span><text:span text:style-name="T3">dzie rozwi</text:span><text:span text:style-name="T9">ą</text:span><text:span text:style-name="T3">zywany), technik</text:span><text:span text:style-name="T9">ę </text:span><text:span text:style-name="T3">(lub techniki) sztucznej inteligencji wykorzystane w projekcie. Wprowadzenie powinno równie</text:span><text:span text:style-name="T9">ż </text:span><text:span text:style-name="T3">uzasadni</text:span><text:span text:style-name="T9">ć</text:span><text:span text:style-name="T3">, dlaczego zastosowano akurat tak</text:span><text:span text:style-name="T9">ą </text:span><text:span text:style-name="T3">a nie inn</text:span><text:span text:style-name="T9">ą </text:span><text:span text:style-name="T3">technik</text:span><text:span text:style-name="T9">ę </text:span><text:span text:style-name="T3">sztucznej inteligencji do rozwi</text:span><text:span text:style-name="T9">ą</text:span><text:span text:style-name="T3">zania zadanego problemu. </text:span></text:p>
      <text:p text:style-name="P8"><text:tab/>Zadaniem naszego projektu było wykonanie aplikacji symulującej system ogrzewania wody w gospodarstwie domowym. Do tego celu zastosowana została logika rozmyta, a program napisany jest w języku Java, przy użyciu biblioteki JfreeChart. Wybrano taką technologię, gdyż w najbardziej przejrzysty i klarowny sposób umożliwia rozwiązanie naszego problemu.</text:p>
      <text:p text:style-name="P8"><text:tab/>Na potrzeby projektu wykorzystaliśmy 2 zmienne lingwistyczne: temperatura otoczenia oraz temperatura bojlera. Każda ze zmiennych składa się natomiast z 5 termów, określających wartość temperatury.</text:p>
      <text:p text:style-name="P12"><text:span text:style-name="T3">Siła ogrzewania naszego pieca, będzie zatem zależała od temperatury otoczenia, co definiują przyjęte przez nas reguły. Piec w naszym projekcie przyjmuje wartości temperatury wody w zakresie od 7 do 75</text:span><text:span text:style-name="T15">°</text:span><text:span text:style-name="T3">C.</text:span></text:p>
      <text:p text:style-name="P8"><text:tab/>Problem, zawarty w projekcie polega na zautomatyzowaniu działa pieca, tak, aby podgrzewał wodę do określonej temperatury, w zależności od potrzeb, wynikających z temperatury otoczenia.</text:p>
      <text:p text:style-name="P8"/>
      <text:p text:style-name="P6">2. Opis rozwi<text:span text:style-name="T11">ą</text:span>zywanego problemu</text:p>
      <text:p text:style-name="P16"><text:span text:style-name="T6">W punkcie drugim powinien si</text:span><text:span text:style-name="T10">ę </text:span><text:span text:style-name="T6">znale</text:span><text:span text:style-name="T10">źć </text:span><text:span text:style-name="T6">szczegółowy opis rozwi</text:span><text:span text:style-name="T10">ą</text:span><text:span text:style-name="T6">zywanego problemu. </text:span></text:p>
      <text:p text:style-name="P10">W naszym projekcie kluczowym problemem było ustalenie reguł, według których pracuje piec.</text:p>
      <text:p text:style-name="P10"><draw:frame draw:style-name="fr1" draw:name="Obiekt1" text:anchor-type="paragraph" svg:x="5.828cm" svg:y="0.635cm" svg:width="5.796cm" svg:height="6.996cm" draw:z-index="0"><draw:object xlink:href="./Object 1" xlink:type="simple" xlink:show="embed" xlink:actuate="onLoad"/><draw:image xlink:href="./ObjectReplacements/Object 1" xlink:type="simple" xlink:show="embed" xlink:actuate="onLoad"/></draw:frame>Do rozwiązania tego problemu skonstruowaliśmy następujący zbiór reguł:</text:p>
      <text:p text:style-name="P10"><text:soft-page-break/>Dzięki powyższym regułom wiadomo, kiedy i w jakim stopniu piec ma pracować.</text:p>
      <text:p text:style-name="P10">Problem ten rozwiązuje klasa FuzzySetController, w której deklarujemy poszczególne termy:</text:p>
      <text:p text:style-name="P10"><text:s text:c="8"/>Term low = new Term(Temperature.LOW);</text:p>
      <text:p text:style-name="P10"><text:s text:c="8"/>low.setShape(10, 15, 15, 20);</text:p>
      <text:p text:style-name="P10"><text:s text:c="8"/>boilerTemperature.addTerm(low);</text:p>
      <text:p text:style-name="P21"/>
      <text:p text:style-name="P14"><text:span text:style-name="T4">3. </text:span><text:span text:style-name="T4">Opis techniki sztucznej inteligencji u</text:span><text:span text:style-name="T13">ż</text:span><text:span text:style-name="T4">ytej w tworzonym projekcie</text:span></text:p>
      <text:p text:style-name="P16"><text:span text:style-name="T6">W punkcie trzecim powinien si</text:span><text:span text:style-name="T10">ę </text:span><text:span text:style-name="T6">znale</text:span><text:span text:style-name="T10">źć </text:span><text:span text:style-name="T6">szczegółowy opis zastosowanej techniki sztucznej inteligencji w aspekcie rozwi</text:span><text:span text:style-name="T10">ą</text:span><text:span text:style-name="T6">zywanego problemu. </text:span></text:p>
      <text:p text:style-name="P10">W naszym projekcie, do rozwiązania problemu ogrzewania wody, w konkretnych warunkach atmosferycznych użyliśmy logiki rozmytej. </text:p>
      <text:p text:style-name="P10">Pracowaliśmy w środowisku NetBeans IDE w wersji 8.2.</text:p>
      <text:p text:style-name="P22">Program wykonuje kolejno operacje<text:tab/>wnioskowania i agregacji. W ten sposób ze <text:tab/>zbioru wejściowego powstaje zbiór wyjściowy.</text:p>
      <text:p text:style-name="P9"/>
      <text:p text:style-name="P13"><text:span text:style-name="T3">4. </text:span><text:span text:style-name="T3">Diagram przypadków u</text:span><text:span text:style-name="T12">ż</text:span><text:span text:style-name="T3">ycia utworzonej aplikacji</text:span></text:p>
      <text:p text:style-name="P16"><text:span text:style-name="T6">W punkcie czwartym powinien si</text:span><text:span text:style-name="T10">ę </text:span><text:span text:style-name="T6">znale</text:span><text:span text:style-name="T10">źć </text:span><text:span text:style-name="T6">diagram przypadków u</text:span><text:span text:style-name="T10">ż</text:span><text:span text:style-name="T6">ycia dla utworzonej aplikacji. </text:span></text:p>
      <text:p text:style-name="P10">*plik use_case_diagram</text:p>
      <text:p text:style-name="P9"/>
      <text:p text:style-name="P13"><text:span text:style-name="T3">5. </text:span><text:span text:style-name="T3">Diagram klas utworzonej aplikacji</text:span></text:p>
      <text:p text:style-name="P15"><text:span text:style-name="T3">W punkcie pi</text:span><text:span text:style-name="T9">ą</text:span><text:span text:style-name="T3">tym powinien si</text:span><text:span text:style-name="T9">ę </text:span><text:span text:style-name="T3">znale</text:span><text:span text:style-name="T9">źć </text:span><text:span text:style-name="T3">diagram klas utworzonej aplikacji, krótki opis poszczególnych klas oraz metod. </text:span></text:p>
      <text:p text:style-name="P10">*plik Javadoc</text:p>
      <text:p text:style-name="P7"/>
      <text:p text:style-name="P12"><text:span text:style-name="T5">6. Opis utworzonej aplikacji – dokumentacja u</text:span><text:span text:style-name="T14">ż</text:span><text:span text:style-name="T5">ytkownika</text:span></text:p>
      <text:list xml:id="list6030869809887993884" text:style-name="L1">
        <text:list-item>
          <text:list>
            <text:list-item>
              <text:h text:style-name="P19" text:outline-level="2">Wymagania sprzętowe</text:h>
            </text:list-item>
          </text:list>
        </text:list-item>
      </text:list>
      <text:p text:style-name="P17"><text:tab/><text:tab/>Program pracuje w środowiskach Windows XP/Vista/7/8/8.1/10, Linux oraz MacOS. <text:tab/><text:tab/>Do prawidłowego działania potrzebuje do 100 MB pamięci RAM.</text:p>
      <text:p text:style-name="P17"><text:s/><text:tab/><text:tab/>Z jego obsługą poradzi sobie każdy komputer PC dostępny obecnie na rynku.</text:p>
      <text:p text:style-name="P17"><text:tab/>2. Okno główne</text:p>
      <text:p text:style-name="P18"><text:soft-page-break/><text:tab/><text:tab/>W tym oknie, po uruchomieniu programu widzimy wykresy przedstawiające zbiory: <text:tab/><text:tab/>wejściowy i wyjściowy oraz bloki: wnioskowania i agregacji.</text:p>
      <text:p text:style-name="P18"><text:tab/><text:tab/>Ponadto, po lewej stronie mamy 2 pola. W jednym użytkownik podaje odpowiednią <text:tab/><text:tab/>wartość temperatury bojlera, natomiast po kliknięciu przycisku „Uruchom” w <text:tab/><text:tab/><text:tab/>poniższym polu przedstawione są rozmyte wartości wyjściowe oraz poziom <text:tab/><text:tab/><text:tab/>ustawienia mocy ogrzewania pieca dla konkretnego przypadku.</text:p>
      <text:p text:style-name="P18"><text:tab/><text:tab/>Pozostałe wykresy przyjmują wartości, odpowiadające podanej temperaturze pieca.</text:p>
      <text:p text:style-name="P18"><text:tab/>3. Działanie programu</text:p>
      <text:p text:style-name="P18"><text:tab/><text:tab/>Program wykonuje kolejno operacje<text:tab/>wnioskowania i agregacji. W ten sposób ze <text:tab/><text:tab/><text:tab/>zbioru wejściowego powstaje zbiór wyjściowy.</text:p>
      <text:p text:style-name="P18"/>
      <text:p text:style-name="P18"><text:tab/>4. Kończenie działania programu</text:p>
      <text:p text:style-name="P18"><text:tab/><text:tab/>Po zakończeniu wykonywania działań można zamknąć program, wciskając przycisk <text:tab/><text:tab/>"X", w okienku programu.</text:p>
      <text:p text:style-name="P24"><text:tab/><text:tab/></text:p>
      <text:p text:style-name="P7">7. Podsumowanie</text:p>
      <text:p text:style-name="P10">Projekt został wykonany bez większych problemów. Efektem jego pracy jest zautomatyzowana prac pieca. W dalszym etapie prac, można by go rozwijać pod kątem ustawienia konkretnej temperatury wody, według potrzeb użytkownika (prysznic, wanna, zlew). W dalszym ciągu prac możliwe byłoby zamontowanie kolektorów słonecznych współpracujących z piec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Zastosowania Sztucznej Inteligencji - Projek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5T22:00:32.737125000</meta:creation-date>
    <dc:date>2017-01-04T18:06:35.46</dc:date>
    <meta:editing-duration>PT2H40M51S</meta:editing-duration>
    <meta:editing-cycles>14</meta:editing-cycles>
    <meta:generator>OpenOffice/4.1.2$Win32 OpenOffice.org_project/412m3$Build-9782</meta:generator>
    <meta:document-statistic meta:table-count="0" meta:image-count="0" meta:object-count="1" meta:page-count="4" meta:paragraph-count="54" meta:word-count="599" meta:character-count="47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4" table:style-name="ta1" table:print="false">
        <table:table-column table:style-name="co1" table:number-columns-repeated="43" table:default-cell-style-name="Default"/>
        <table:table-column table:style-name="co2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43"/>
          <table:table-cell office:value-type="string">
            <text:p>JEŻELI (TO=BN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Ś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W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Ś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W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Ś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N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Ś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N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Ś) THEN (SO=NO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BW) THEN (SO=Brak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.01.2017</text:date>, <text:time>21:56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